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8400000384CCFF69589F4F4E84.png" manifest:media-type="image/png"/>
  <manifest:file-entry manifest:full-path="Pictures/10000201000002BC000002BCEB37F2863A08FE11.png" manifest:media-type="image/png"/>
  <manifest:file-entry manifest:full-path="Pictures/100002010000020000000200B4CF0D69DE94A648.png" manifest:media-type="image/png"/>
  <manifest:file-entry manifest:full-path="Pictures/10000201000000C8000000C87419954FE5C8B10A.png" manifest:media-type="image/png"/>
  <manifest:file-entry manifest:full-path="Pictures/100002010000013F00000065BF5050D8A53A951C.png" manifest:media-type="image/png"/>
  <manifest:file-entry manifest:full-path="Pictures/100002010000015E0000009E67423E774E64C082.png" manifest:media-type="image/png"/>
  <manifest:file-entry manifest:full-path="Pictures/10000201000002AD000000F3B0DC46A6A3F1D899.png" manifest:media-type="image/png"/>
  <manifest:file-entry manifest:full-path="Pictures/10000201000001F4000001F49EA6A609689E0A48.png" manifest:media-type="image/png"/>
  <manifest:file-entry manifest:full-path="Pictures/1000020100000200000002006D6A6CC873B176C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12cm" svg:height="3.12cm" svg:x="16.438cm" svg:y="3.484cm">
          <draw:image xlink:href="Pictures/100002010000020000000200B4CF0D69DE94A648.png" xlink:type="simple" xlink:show="embed" xlink:actuate="onLoad">
            <text:p/>
          </draw:image>
        </draw:frame>
        <draw:frame draw:style-name="gr1" draw:text-style-name="P1" draw:layer="layout" svg:width="5.194cm" svg:height="5.194cm" svg:x="2.68cm" svg:y="5.29cm">
          <draw:image xlink:href="Pictures/10000201000002BC000002BCEB37F2863A08FE11.png" xlink:type="simple" xlink:show="embed" xlink:actuate="onLoad">
            <text:p/>
          </draw:image>
        </draw:frame>
        <draw:frame draw:style-name="gr1" draw:text-style-name="P1" draw:layer="layout" svg:width="2.54cm" svg:height="2.54cm" svg:x="5.334cm" svg:y="3.048cm">
          <draw:image xlink:href="Pictures/10000201000000C8000000C87419954FE5C8B10A.png" xlink:type="simple" xlink:show="embed" xlink:actuate="onLoad">
            <text:p/>
          </draw:image>
        </draw:frame>
        <draw:frame draw:style-name="gr1" draw:text-style-name="P1" draw:layer="layout" svg:width="4.717cm" svg:height="1.493cm" svg:x="14.224cm" svg:y="7.905cm">
          <draw:image xlink:href="Pictures/100002010000013F00000065BF5050D8A53A951C.png" xlink:type="simple" xlink:show="embed" xlink:actuate="onLoad">
            <text:p/>
          </draw:image>
        </draw:frame>
        <draw:frame draw:style-name="gr1" draw:text-style-name="P1" draw:layer="layout" svg:width="5.365cm" svg:height="1.903cm" svg:x="8.859cm" svg:y="4.955cm">
          <draw:image xlink:href="Pictures/10000201000002AD000000F3B0DC46A6A3F1D899.png" xlink:type="simple" xlink:show="embed" xlink:actuate="onLoad">
            <text:p/>
          </draw:image>
        </draw:frame>
        <draw:frame draw:style-name="gr1" draw:text-style-name="P1" draw:layer="layout" svg:width="5.588cm" svg:height="5.588cm" svg:x="5.334cm" svg:y="10.922cm">
          <draw:image xlink:href="Pictures/1000020100000200000002006D6A6CC873B176C6.png" xlink:type="simple" xlink:show="embed" xlink:actuate="onLoad">
            <text:p/>
          </draw:image>
        </draw:frame>
        <draw:frame draw:style-name="gr1" draw:text-style-name="P1" draw:layer="layout" svg:width="5.501cm" svg:height="5.501cm" svg:x="19.051cm" svg:y="10.923cm">
          <draw:image xlink:href="Pictures/10000201000001F4000001F49EA6A609689E0A48.png" xlink:type="simple" xlink:show="embed" xlink:actuate="onLoad">
            <text:p/>
          </draw:image>
        </draw:frame>
        <draw:frame draw:style-name="gr1" draw:text-style-name="P1" draw:layer="layout" svg:width="6.104cm" svg:height="2.755cm" svg:x="11.684cm" svg:y="11.43cm">
          <draw:image xlink:href="Pictures/100002010000015E0000009E67423E774E64C082.png" xlink:type="simple" xlink:show="embed" xlink:actuate="onLoad">
            <text:p/>
          </draw:image>
        </draw:frame>
        <draw:frame draw:style-name="gr1" draw:text-style-name="P1" draw:layer="layout" svg:width="2.54cm" svg:height="2.54cm" svg:x="21.59cm" svg:y="6.096cm">
          <draw:image xlink:href="Pictures/100002010000038400000384CCFF69589F4F4E8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9T13:19:17.122561914</meta:creation-date>
    <dc:date>2019-09-09T13:41:14.816871950</dc:date>
    <meta:editing-duration>PT3M34S</meta:editing-duration>
    <meta:editing-cycles>1</meta:editing-cycles>
    <meta:document-statistic meta:object-count="32"/>
    <meta:generator>LibreOffice/6.0.7.3$Linux_X86_64 LibreOffice_project/00m0$Build-3</meta:generator>
  </office:meta>
</office:document-meta>
</file>